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Leon Morai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February 21, 1894</text:p>
      <text:p text:style-name="P6">Month<text:tab/><text:tab/><text:tab/><text:tab/><text:tab/><text:tab/>February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Osceola</text:p>
      <text:p text:style-name="P6">State<text:tab/><text:tab/><text:tab/><text:tab/><text:tab/><text:tab/>MO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3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M. STERN,/</text:p>
      <text:p text:style-name="P2">DEALER IN/</text:p>
      <text:p text:style-name="P2">Dry Goods, Clothing, Hats, Caps,/</text:p>
      <text:p text:style-name="P2">BOOTS AND SHOES. ETC., ETC./</text:p>
      <text:p text:style-name="P4">Osceola, Mo Feb 21st 1894/</text:p>
      <text:p text:style-name="P3">My Dear Father/</text:p>
      <text:p text:style-name="P3"><text:tab/>I wrote a few lines,/ this afternoon, but I went to the/ post office to mail the letter/ and I found your two letters and/ one from Nina and Miriam./</text:p>
      <text:p text:style-name="P3"><text:tab/>As I said this/ afternoon I do not know what/ arrangements I shall make/ with this man Stern it is a/ poor town and poor business still/ I shall be satisfied if I am able/ to earn a livelihood for the/ present, as I shall strain [?]/ to get something better, and to/ climb up the ladder <text:span text:style-name="T2">to stay</text:span><text:span text:style-name="T3">/ </text:span><text:span text:style-name="T2">there</text:span><text:span text:style-name="T3"> and </text:span><text:span text:style-name="T2">not to fall</text:span><text:span text:style-name="T3"> as I/ did before./</text:span></text:p>
      <text:p text:style-name="P3"><text:span text:style-name="T3"/></text:p>
      <text:p text:style-name="P3"><text:soft-page-break/><text:span text:style-name="T3">[Page 2]</text:span></text:p>
      <text:p text:style-name="P3"><text:span text:style-name="T3">I have written several times to/ my dear sister and brother in law/ in Minneapolis, and I keep them/ posted in everything./</text:span></text:p>
      <text:p text:style-name="P3"><text:span text:style-name="T3"><text:tab/>I found that/ the amount given to me was suf-/ficient for personal expenses/ about $22./</text:span></text:p>
      <text:p text:style-name="P3"><text:span text:style-name="T3"><text:tab/>Mr. Coy and Mr Simms/ [?] the same friends to me/ as ever and will help me to/ live down the past as much/ as possible./</text:span></text:p>
      <text:p text:style-name="P3"><text:span text:style-name="T3"><text:tab/>I will write soon/ telling you all particulars as/ soon as I know them./</text:span></text:p>
      <text:p text:style-name="P3"><text:span text:style-name="T3"><text:tab/>By straightening/ my affairs and paying up my/</text:span></text:p>
      <text:p text:style-name="P3"><text:span text:style-name="T3"/></text:p>
      <text:p text:style-name="P3"><text:span text:style-name="T3">[Page 3]</text:span></text:p>
      <text:p text:style-name="P3"><text:span text:style-name="T3">debts in Kansas City I regained/ my good name among many, in/ that place./</text:span></text:p>
      <text:p text:style-name="P3"><text:span text:style-name="T3"><text:tab/>I hope you are well./</text:span></text:p>
      <text:p text:style-name="P3"><text:span text:style-name="T3"><text:tab/>With much love/</text:span></text:p>
      <text:p text:style-name="P3"><text:span text:style-name="T3"><text:tab/><text:tab/>Leon/</text:span></text:p>
      <text:p text:style-name="P3"><text:span text:style-name="T3">c[/ inserted by author]o Mr Stern/ Osceola/ MO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4:07:01.94</meta:creation-date>
    <dc:date>2011-12-20T14:15:31.90</dc:date>
    <dc:creator>Penn Libraries</dc:creator>
    <meta:editing-duration>PT00H08M3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406" meta:character-count="2513"/>
  </office:meta>
</office:document-meta>
</file>